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none"/>
    </style:style>
    <style:style style:name="Table4" style:family="table">
      <style:table-properties style:width="6.9271in" fo:margin-left="0in" table:align="left"/>
    </style:style>
    <style:style style:name="Table4.A" style:family="table-column">
      <style:table-column-properties style:column-width="2.4375in"/>
    </style:style>
    <style:style style:name="Table4.B" style:family="table-column">
      <style:table-column-properties style:column-width="0.875in"/>
    </style:style>
    <style:style style:name="Table4.C" style:family="table-column">
      <style:table-column-properties style:column-width="3.61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C" style:family="table-column">
      <style:table-column-properties style:column-width="5.05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C" style:family="table-column">
      <style:table-column-properties style:column-width="5.052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9beb5" officeooo:paragraph-rsid="0029beb5"/>
    </style:style>
    <style:style style:name="P2" style:family="paragraph" style:parent-style-name="Text_20_body">
      <style:text-properties officeooo:rsid="0029beb5" officeooo:paragraph-rsid="00850ac7"/>
    </style:style>
    <style:style style:name="P3" style:family="paragraph" style:parent-style-name="Text_20_body">
      <style:text-properties officeooo:rsid="003a4cee" officeooo:paragraph-rsid="003a4cee"/>
    </style:style>
    <style:style style:name="P4" style:family="paragraph" style:parent-style-name="Table_20_Contents">
      <style:paragraph-properties fo:text-align="center" style:justify-single-word="false"/>
      <style:text-properties style:use-window-font-color="true" loext:opacity="0%" fo:font-style="normal" fo:font-weight="normal" officeooo:rsid="00830f04" officeooo:paragraph-rsid="00c34fa6" style:font-style-asian="normal" style:font-weight-asian="normal" style:font-style-complex="normal" style:font-weight-complex="normal"/>
    </style:style>
    <style:style style:name="P5" style:family="paragraph" style:parent-style-name="Text_20_body">
      <style:text-properties style:use-window-font-color="true" loext:opacity="0%" style:font-name="Liberation Serif" fo:font-size="12pt" fo:font-weight="normal" officeooo:rsid="00a0524f" officeooo:paragraph-rsid="00a0524f" style:font-name-asian="Microsoft YaHei" style:font-size-asian="12pt" style:font-weight-asian="normal" style:font-name-complex="Lucida Sans" style:font-size-complex="12pt" style:font-weight-complex="normal"/>
    </style:style>
    <style:style style:name="P6" style:family="paragraph" style:parent-style-name="Text_20_body">
      <style:text-properties style:use-window-font-color="true" loext:opacity="0%" style:font-name="Liberation Serif" fo:font-size="12pt" fo:font-weight="normal" officeooo:rsid="00a6d8ef" officeooo:paragraph-rsid="00a6d8ef" style:font-name-asian="Microsoft YaHei" style:font-size-asian="12pt" style:font-weight-asian="normal" style:font-name-complex="Lucida Sans" style:font-size-complex="12pt" style:font-weight-complex="normal"/>
    </style:style>
    <style:style style:name="P7" style:family="paragraph" style:parent-style-name="Text_20_body">
      <style:text-properties officeooo:rsid="00a21acd" officeooo:paragraph-rsid="00a21acd"/>
    </style:style>
    <style:style style:name="P8" style:family="paragraph" style:parent-style-name="Text_20_body">
      <style:text-properties officeooo:rsid="007c6c6f" officeooo:paragraph-rsid="007c6c6f"/>
    </style:style>
    <style:style style:name="P9" style:family="paragraph" style:parent-style-name="Text_20_body">
      <style:text-properties officeooo:rsid="007c6c6f" officeooo:paragraph-rsid="0081376d"/>
    </style:style>
    <style:style style:name="P10" style:family="paragraph" style:parent-style-name="Table_20_Contents">
      <style:text-properties officeooo:rsid="005f6810" officeooo:paragraph-rsid="005f6810"/>
    </style:style>
    <style:style style:name="P11" style:family="paragraph" style:parent-style-name="Table_20_Contents">
      <style:text-properties officeooo:rsid="005f6810" officeooo:paragraph-rsid="00c34fa6"/>
    </style:style>
    <style:style style:name="P12" style:family="paragraph" style:parent-style-name="Table_20_Contents">
      <style:paragraph-properties fo:text-align="start" style:justify-single-word="false"/>
      <style:text-properties fo:font-style="normal" fo:font-weight="normal" officeooo:rsid="005f6810" officeooo:paragraph-rsid="00790be9" style:font-style-asian="normal" style:font-weight-asian="normal" style:font-style-complex="normal" style:font-weight-complex="normal"/>
    </style:style>
    <style:style style:name="P13" style:family="paragraph" style:parent-style-name="Table_20_Contents">
      <style:paragraph-properties fo:text-align="start" style:justify-single-word="false"/>
      <style:text-properties fo:font-style="normal" fo:font-weight="normal" officeooo:rsid="005f6810" officeooo:paragraph-rsid="00c34fa6"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text-properties fo:font-style="normal" fo:font-weight="normal" officeooo:rsid="007204da" officeooo:paragraph-rsid="007204da" style:font-style-asian="normal" style:font-weight-asian="normal" style:font-style-complex="normal" style:font-weight-complex="normal"/>
    </style:style>
    <style:style style:name="P15" style:family="paragraph" style:parent-style-name="Table_20_Contents">
      <style:text-properties officeooo:rsid="0061d2b3" officeooo:paragraph-rsid="0061d2b3"/>
    </style:style>
    <style:style style:name="P16" style:family="paragraph" style:parent-style-name="Table_20_Contents">
      <style:text-properties officeooo:rsid="0061d2b3" officeooo:paragraph-rsid="00c34fa6"/>
    </style:style>
    <style:style style:name="P17" style:family="paragraph" style:parent-style-name="Table_20_Contents">
      <style:text-properties officeooo:rsid="007204da" officeooo:paragraph-rsid="007204da"/>
    </style:style>
    <style:style style:name="P18" style:family="paragraph" style:parent-style-name="Table_20_Contents">
      <style:text-properties officeooo:rsid="007204da" officeooo:paragraph-rsid="00c34fa6"/>
    </style:style>
    <style:style style:name="P19" style:family="paragraph" style:parent-style-name="Table_20_Contents">
      <style:paragraph-properties fo:text-align="start" style:justify-single-word="false"/>
      <style:text-properties style:font-name="Liberation Serif" fo:font-size="12pt" officeooo:rsid="00a21acd" officeooo:paragraph-rsid="00a21acd" style:font-size-asian="12pt" style:font-size-complex="12pt"/>
    </style:style>
    <style:style style:name="P20" style:family="paragraph" style:parent-style-name="Table_20_Contents">
      <style:paragraph-properties fo:text-align="center" style:justify-single-word="false"/>
      <style:text-properties style:font-name="Liberation Serif" fo:font-size="12pt" officeooo:rsid="00a21acd" officeooo:paragraph-rsid="00a49606" style:font-size-asian="12pt" style:font-size-complex="12pt"/>
    </style:style>
    <style:style style:name="P21" style:family="paragraph" style:parent-style-name="Table_20_Contents">
      <style:text-properties style:font-name="Liberation Serif" fo:font-size="12pt" officeooo:rsid="00a49606" officeooo:paragraph-rsid="00a49606" style:font-size-asian="12pt" style:font-size-complex="12pt"/>
    </style:style>
    <style:style style:name="P22" style:family="paragraph" style:parent-style-name="Table_20_Contents">
      <style:text-properties officeooo:rsid="00b54553" officeooo:paragraph-rsid="00c34fa6"/>
    </style:style>
    <style:style style:name="P23" style:family="paragraph" style:parent-style-name="Text_20_body">
      <style:text-properties officeooo:paragraph-rsid="00aa923d"/>
    </style:style>
    <style:style style:name="P24" style:family="paragraph" style:parent-style-name="Text_20_body">
      <style:text-properties officeooo:rsid="00bcf332" officeooo:paragraph-rsid="00bcf332"/>
    </style:style>
    <style:style style:name="P25" style:family="paragraph" style:parent-style-name="Text_20_body">
      <style:text-properties officeooo:rsid="00c133d7" officeooo:paragraph-rsid="00c133d7"/>
    </style:style>
    <style:style style:name="P26" style:family="paragraph" style:parent-style-name="Text_20_body">
      <style:text-properties officeooo:rsid="00c67990" officeooo:paragraph-rsid="00c67990"/>
    </style:style>
    <style:style style:name="P27" style:family="paragraph" style:parent-style-name="Standard">
      <style:text-properties style:use-window-font-color="true" loext:opacity="0%" officeooo:rsid="00b89dc1" officeooo:paragraph-rsid="00c34fa6"/>
    </style:style>
    <style:style style:name="P28" style:family="paragraph" style:parent-style-name="Standard">
      <style:text-properties style:use-window-font-color="true" loext:opacity="0%" officeooo:rsid="00b89dc1" officeooo:paragraph-rsid="00cbafa6"/>
    </style:style>
    <style:style style:name="P29" style:family="paragraph" style:parent-style-name="Heading_20_1">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30" style:family="paragraph" style:parent-style-name="Heading_20_3">
      <style:text-properties style:use-window-font-color="true" loext:opacity="0%" style:font-name="Liberation Sans" fo:font-size="14.1000003814697pt" fo:font-weight="bold" officeooo:rsid="002b4a7d" officeooo:paragraph-rsid="002b4a7d" style:font-name-asian="Microsoft YaHei" style:font-size-asian="14.1000003814697pt" style:font-weight-asian="bold" style:font-name-complex="Lucida Sans" style:font-size-complex="14.1000003814697pt" style:font-weight-complex="bold"/>
    </style:style>
    <style:style style:name="P31" style:family="paragraph" style:parent-style-name="Heading_20_3">
      <style:text-properties style:use-window-font-color="true" loext:opacity="0%" style:font-name="Liberation Sans" fo:font-size="14.1000003814697pt" fo:font-weight="bold" officeooo:rsid="005acd01" officeooo:paragraph-rsid="005acd01" style:font-name-asian="Microsoft YaHei" style:font-size-asian="14.1000003814697pt" style:font-weight-asian="bold" style:font-name-complex="Lucida Sans" style:font-size-complex="14.1000003814697pt" style:font-weight-complex="bold"/>
    </style:style>
    <style:style style:name="P32" style:family="paragraph" style:parent-style-name="Heading_20_3">
      <style:text-properties officeooo:rsid="002b4a7d" officeooo:paragraph-rsid="002b4a7d"/>
    </style:style>
    <style:style style:name="P33" style:family="paragraph" style:parent-style-name="Heading_20_3">
      <style:text-properties officeooo:rsid="005acd01" officeooo:paragraph-rsid="005acd01"/>
    </style:style>
    <style:style style:name="P34" style:family="paragraph" style:parent-style-name="Heading_20_3">
      <style:text-properties officeooo:rsid="005acd01" officeooo:paragraph-rsid="0081376d"/>
    </style:style>
    <style:style style:name="P35" style:family="paragraph" style:parent-style-name="Heading_20_4">
      <style:text-properties style:use-window-font-color="true" loext:opacity="0%"/>
    </style:style>
    <style:style style:name="P36" style:family="paragraph" style:parent-style-name="Heading_20_4">
      <style:text-properties style:use-window-font-color="true" loext:opacity="0%" officeooo:rsid="00589969" officeooo:paragraph-rsid="00589969"/>
    </style:style>
    <style:style style:name="P37" style:family="paragraph" style:parent-style-name="Heading_20_4">
      <style:text-properties officeooo:rsid="00a21acd" officeooo:paragraph-rsid="00a21acd"/>
    </style:style>
    <style:style style:name="P38" style:family="paragraph" style:parent-style-name="Heading_20_4">
      <style:text-properties officeooo:rsid="00a21acd" officeooo:paragraph-rsid="00bcf332"/>
    </style:style>
    <style:style style:name="P39" style:family="paragraph" style:parent-style-name="Heading_20_4">
      <style:paragraph-properties fo:break-before="page"/>
    </style:style>
    <style:style style:name="P40" style:family="paragraph" style:parent-style-name="Heading_20_4">
      <style:text-properties officeooo:paragraph-rsid="0081376d"/>
    </style:style>
    <style:style style:name="P41" style:family="paragraph" style:parent-style-name="Heading_20_4">
      <style:text-properties officeooo:paragraph-rsid="00cbafa6"/>
    </style:style>
    <style:style style:name="P42" style:family="paragraph" style:parent-style-name="Table_20_Contents">
      <style:text-properties officeooo:rsid="005f6810" officeooo:paragraph-rsid="00cbafa6"/>
    </style:style>
    <style:style style:name="P43" style:family="paragraph" style:parent-style-name="Table_20_Contents">
      <style:text-properties officeooo:rsid="007204da" officeooo:paragraph-rsid="00cbafa6"/>
    </style:style>
    <style:style style:name="P44" style:family="paragraph" style:parent-style-name="Table_20_Contents">
      <style:text-properties officeooo:rsid="0061d2b3" officeooo:paragraph-rsid="00cbafa6"/>
    </style:style>
    <style:style style:name="P45" style:family="paragraph" style:parent-style-name="Table_20_Contents">
      <style:paragraph-properties fo:text-align="center" style:justify-single-word="false"/>
      <style:text-properties style:use-window-font-color="true" loext:opacity="0%" fo:font-style="normal" fo:font-weight="normal" officeooo:rsid="00830f04" officeooo:paragraph-rsid="00cbafa6"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fo:font-style="normal" fo:font-weight="normal" officeooo:rsid="005f6810" officeooo:paragraph-rsid="00cbafa6" style:font-style-asian="normal" style:font-weight-asian="normal" style:font-style-complex="normal" style:font-weight-complex="normal"/>
    </style:style>
    <style:style style:name="P47" style:family="paragraph" style:parent-style-name="Table_20_Contents">
      <style:text-properties officeooo:rsid="00b54553" officeooo:paragraph-rsid="00cbafa6"/>
    </style:style>
    <style:style style:name="P48" style:family="paragraph" style:parent-style-name="Text_20_body" style:list-style-name="L1">
      <style:text-properties officeooo:rsid="003a4cee" officeooo:paragraph-rsid="003a4cee"/>
    </style:style>
    <style:style style:name="P49" style:family="paragraph" style:parent-style-name="Text_20_body" style:list-style-name="L1">
      <style:text-properties style:use-window-font-color="true" loext:opacity="0%" officeooo:rsid="0086cb5f" officeooo:paragraph-rsid="0086cb5f"/>
    </style:style>
    <style:style style:name="P50" style:family="paragraph" style:parent-style-name="Text_20_body" style:list-style-name="L2">
      <style:text-properties style:use-window-font-color="true" loext:opacity="0%" officeooo:rsid="0059bf1a" officeooo:paragraph-rsid="0059bf1a"/>
    </style:style>
    <style:style style:name="P51" style:family="paragraph" style:parent-style-name="Text_20_body" style:list-style-name="L4">
      <style:text-properties style:use-window-font-color="true" loext:opacity="0%" style:font-name="Liberation Serif" fo:font-size="12pt" fo:font-weight="normal" officeooo:rsid="009d4ae0" officeooo:paragraph-rsid="009d4ae0" style:font-name-asian="Microsoft YaHei" style:font-size-asian="12pt" style:font-weight-asian="normal" style:font-name-complex="Lucida Sans" style:font-size-complex="12pt" style:font-weight-complex="normal"/>
    </style:style>
    <style:style style:name="P52" style:family="paragraph" style:parent-style-name="Text_20_body" style:list-style-name="L5">
      <style:text-properties style:use-window-font-color="true" loext:opacity="0%" style:font-name="Liberation Serif" fo:font-size="12pt" fo:font-weight="normal" officeooo:rsid="00a0524f" officeooo:paragraph-rsid="00a0524f" style:font-name-asian="Microsoft YaHei" style:font-size-asian="12pt" style:font-weight-asian="normal" style:font-name-complex="Lucida Sans" style:font-size-complex="12pt" style:font-weight-complex="normal"/>
    </style:style>
    <style:style style:name="P53" style:family="paragraph" style:parent-style-name="Text_20_body" style:list-style-name="L2">
      <style:text-properties officeooo:paragraph-rsid="00589969"/>
    </style:style>
    <style:style style:name="P54" style:family="paragraph" style:parent-style-name="Text_20_body" style:list-style-name="L2">
      <style:text-properties officeooo:rsid="004ff0ad" officeooo:paragraph-rsid="004ff0ad"/>
    </style:style>
    <style:style style:name="P55" style:family="paragraph" style:parent-style-name="Text_20_body" style:list-style-name="L2">
      <style:text-properties officeooo:rsid="004dce2a" officeooo:paragraph-rsid="004dce2a"/>
    </style:style>
    <style:style style:name="P56" style:family="paragraph" style:parent-style-name="Text_20_body" style:list-style-name="L2">
      <style:text-properties officeooo:rsid="004f8cbc" officeooo:paragraph-rsid="004f8cbc"/>
    </style:style>
    <style:style style:name="P57" style:family="paragraph" style:parent-style-name="Text_20_body" style:list-style-name="L2">
      <style:text-properties officeooo:rsid="0044a7ac" officeooo:paragraph-rsid="00589969"/>
    </style:style>
    <style:style style:name="P58" style:family="paragraph" style:parent-style-name="Text_20_body" style:list-style-name="L2">
      <style:text-properties officeooo:rsid="004599e6" officeooo:paragraph-rsid="00589969"/>
    </style:style>
    <style:style style:name="P59" style:family="paragraph" style:parent-style-name="Text_20_body" style:list-style-name="L3">
      <style:text-properties officeooo:rsid="00589969" officeooo:paragraph-rsid="00589969"/>
    </style:style>
    <style:style style:name="P60" style:family="paragraph" style:parent-style-name="Text_20_body" style:list-style-name="L3">
      <style:text-properties officeooo:rsid="005963b5" officeooo:paragraph-rsid="005963b5"/>
    </style:style>
    <style:style style:name="P61" style:family="paragraph" style:parent-style-name="Text_20_body" style:list-style-name="L4">
      <style:text-properties officeooo:paragraph-rsid="009d4ae0"/>
    </style:style>
    <style:style style:name="P62" style:family="paragraph" style:parent-style-name="Text_20_body" style:list-style-name="L4">
      <style:text-properties officeooo:rsid="009d4ae0" officeooo:paragraph-rsid="009d4ae0"/>
    </style:style>
    <style:style style:name="P63" style:family="paragraph" style:parent-style-name="Text_20_body">
      <style:text-properties officeooo:rsid="00ca24b6" officeooo:paragraph-rsid="00ca24b6"/>
    </style:style>
    <style:style style:name="P64" style:family="paragraph" style:parent-style-name="Text_20_body">
      <style:text-properties officeooo:rsid="007c6c6f" officeooo:paragraph-rsid="00cbafa6"/>
    </style:style>
    <style:style style:name="T1" style:family="text">
      <style:text-properties style:use-window-font-color="true" loext:opacity="0%"/>
    </style:style>
    <style:style style:name="T2" style:family="text">
      <style:text-properties style:use-window-font-color="true" loext:opacity="0%" officeooo:rsid="002f1e47"/>
    </style:style>
    <style:style style:name="T3" style:family="text">
      <style:text-properties style:use-window-font-color="true" loext:opacity="0%" officeooo:rsid="003032e8"/>
    </style:style>
    <style:style style:name="T4" style:family="text">
      <style:text-properties style:use-window-font-color="true" loext:opacity="0%" officeooo:rsid="00353f56"/>
    </style:style>
    <style:style style:name="T5" style:family="text">
      <style:text-properties style:use-window-font-color="true" loext:opacity="0%" officeooo:rsid="0038fb87"/>
    </style:style>
    <style:style style:name="T6" style:family="text">
      <style:text-properties style:use-window-font-color="true" loext:opacity="0%" officeooo:rsid="003ac003"/>
    </style:style>
    <style:style style:name="T7" style:family="text">
      <style:text-properties style:use-window-font-color="true" loext:opacity="0%" officeooo:rsid="003c0fc2"/>
    </style:style>
    <style:style style:name="T8" style:family="text">
      <style:text-properties style:use-window-font-color="true" loext:opacity="0%" officeooo:rsid="003f13f8"/>
    </style:style>
    <style:style style:name="T9" style:family="text">
      <style:text-properties style:use-window-font-color="true" loext:opacity="0%" officeooo:rsid="0044a7ac"/>
    </style:style>
    <style:style style:name="T10" style:family="text">
      <style:text-properties style:use-window-font-color="true" loext:opacity="0%" fo:font-style="italic" fo:font-weight="bold" style:font-style-asian="italic" style:font-weight-asian="bold" style:font-style-complex="italic" style:font-weight-complex="bold"/>
    </style:style>
    <style:style style:name="T11" style:family="text">
      <style:text-properties style:use-window-font-color="true" loext:opacity="0%" fo:font-style="italic" fo:font-weight="bold" officeooo:rsid="0044a7ac" style:font-style-asian="italic" style:font-weight-asian="bold" style:font-style-complex="italic" style:font-weight-complex="bold"/>
    </style:style>
    <style:style style:name="T12" style:family="text">
      <style:text-properties style:use-window-font-color="true" loext:opacity="0%" fo:font-style="italic" fo:font-weight="bold" officeooo:rsid="00589969" style:font-style-asian="italic" style:font-weight-asian="bold" style:font-style-complex="italic" style:font-weight-complex="bold"/>
    </style:style>
    <style:style style:name="T13" style:family="text">
      <style:text-properties style:use-window-font-color="true" loext:opacity="0%" officeooo:rsid="004898c2"/>
    </style:style>
    <style:style style:name="T14" style:family="text">
      <style:text-properties style:use-window-font-color="true" loext:opacity="0%" officeooo:rsid="004f8cbc"/>
    </style:style>
    <style:style style:name="T15" style:family="text">
      <style:text-properties style:use-window-font-color="true" loext:opacity="0%" officeooo:rsid="004fbb29"/>
    </style:style>
    <style:style style:name="T16" style:family="text">
      <style:text-properties style:use-window-font-color="true" loext:opacity="0%" officeooo:rsid="004fbdba"/>
    </style:style>
    <style:style style:name="T17" style:family="text">
      <style:text-properties style:use-window-font-color="true" loext:opacity="0%" officeooo:rsid="0050c5aa"/>
    </style:style>
    <style:style style:name="T18" style:family="text">
      <style:text-properties style:use-window-font-color="true" loext:opacity="0%" officeooo:rsid="00512ff6"/>
    </style:style>
    <style:style style:name="T19" style:family="text">
      <style:text-properties style:use-window-font-color="true" loext:opacity="0%" officeooo:rsid="0056f582"/>
    </style:style>
    <style:style style:name="T20" style:family="text">
      <style:text-properties style:use-window-font-color="true" loext:opacity="0%" officeooo:rsid="00588a4f"/>
    </style:style>
    <style:style style:name="T21" style:family="text">
      <style:text-properties style:use-window-font-color="true" loext:opacity="0%" officeooo:rsid="00589969"/>
    </style:style>
    <style:style style:name="T22" style:family="text">
      <style:text-properties style:use-window-font-color="true" loext:opacity="0%" officeooo:rsid="005963b5"/>
    </style:style>
    <style:style style:name="T23"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4" style:family="text">
      <style:text-properties style:use-window-font-color="true" loext:opacity="0%" officeooo:rsid="0061d2b3"/>
    </style:style>
    <style:style style:name="T25" style:family="text">
      <style:text-properties style:use-window-font-color="true" loext:opacity="0%" style:font-name-asian="Microsoft YaHei" style:font-name-complex="Lucida Sans"/>
    </style:style>
    <style:style style:name="T26" style:family="text">
      <style:text-properties style:use-window-font-color="true" loext:opacity="0%" officeooo:rsid="005acd01" style:font-name-asian="Microsoft YaHei" style:font-name-complex="Lucida Sans"/>
    </style:style>
    <style:style style:name="T27" style:family="text">
      <style:text-properties style:use-window-font-color="true" loext:opacity="0%" officeooo:rsid="00955827" style:font-name-asian="Microsoft YaHei" style:font-name-complex="Lucida Sans"/>
    </style:style>
    <style:style style:name="T28" style:family="text">
      <style:text-properties style:use-window-font-color="true" loext:opacity="0%" officeooo:rsid="0096c66a" style:font-name-asian="Microsoft YaHei" style:font-name-complex="Lucida Sans"/>
    </style:style>
    <style:style style:name="T29" style:family="text">
      <style:text-properties style:use-window-font-color="true" loext:opacity="0%" officeooo:rsid="00790be9"/>
    </style:style>
    <style:style style:name="T30"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075cca4"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08f9e67"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36" style:family="text">
      <style:text-properties style:use-window-font-color="true" loext:opacity="0%" style:font-name="Liberation Serif" fo:font-size="12pt" fo:font-weight="normal" officeooo:rsid="0096c66a" style:font-name-asian="Microsoft YaHei" style:font-size-asian="12pt" style:font-weight-asian="normal" style:font-name-complex="Lucida Sans" style:font-size-complex="12pt" style:font-weight-complex="normal"/>
    </style:style>
    <style:style style:name="T37"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38" style:family="text">
      <style:text-properties style:use-window-font-color="true" loext:opacity="0%" style:font-name="Liberation Serif" fo:font-size="12pt" fo:font-weight="normal" officeooo:rsid="00980cca" style:font-name-asian="Microsoft YaHei" style:font-size-asian="12pt" style:font-weight-asian="normal" style:font-name-complex="Lucida Sans" style:font-size-complex="12pt" style:font-weight-complex="normal"/>
    </style:style>
    <style:style style:name="T39" style:family="text">
      <style:text-properties style:use-window-font-color="true" loext:opacity="0%" style:font-name="Liberation Serif" fo:font-size="12pt" fo:font-weight="normal" officeooo:rsid="009a3060" style:font-name-asian="Microsoft YaHei" style:font-size-asian="12pt" style:font-weight-asian="normal" style:font-name-complex="Lucida Sans" style:font-size-complex="12pt" style:font-weight-complex="normal"/>
    </style:style>
    <style:style style:name="T40" style:family="text">
      <style:text-properties style:use-window-font-color="true" loext:opacity="0%" style:font-name="Liberation Serif" fo:font-size="12pt" fo:font-weight="normal" officeooo:rsid="009bb0ec" style:font-name-asian="Microsoft YaHei" style:font-size-asian="12pt" style:font-weight-asian="normal" style:font-name-complex="Lucida Sans" style:font-size-complex="12pt" style:font-weight-complex="normal"/>
    </style:style>
    <style:style style:name="T41" style:family="text">
      <style:text-properties style:use-window-font-color="true" loext:opacity="0%" style:font-name="Liberation Serif" fo:font-size="12pt" fo:font-weight="normal" officeooo:rsid="009d4ae0" style:font-name-asian="Microsoft YaHei" style:font-size-asian="12pt" style:font-weight-asian="normal" style:font-name-complex="Lucida Sans" style:font-size-complex="12pt" style:font-weight-complex="normal"/>
    </style:style>
    <style:style style:name="T42" style:family="text">
      <style:text-properties style:use-window-font-color="true" loext:opacity="0%" style:font-name="Liberation Serif" fo:font-size="12pt" fo:font-weight="normal" officeooo:rsid="009de155" style:font-name-asian="Microsoft YaHei" style:font-size-asian="12pt" style:font-weight-asian="normal" style:font-name-complex="Lucida Sans" style:font-size-complex="12pt" style:font-weight-complex="normal"/>
    </style:style>
    <style:style style:name="T43" style:family="text">
      <style:text-properties style:use-window-font-color="true" loext:opacity="0%" style:font-name="Liberation Serif" fo:font-size="12pt" fo:font-weight="normal" officeooo:rsid="009fb72d" style:font-name-asian="Microsoft YaHei" style:font-size-asian="12pt" style:font-weight-asian="normal" style:font-name-complex="Lucida Sans" style:font-size-complex="12pt" style:font-weight-complex="normal"/>
    </style:style>
    <style:style style:name="T44"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45" style:family="text">
      <style:text-properties style:use-window-font-color="true" loext:opacity="0%" style:font-name="Liberation Serif" fo:font-size="12pt" fo:font-weight="normal" officeooo:rsid="00d3918f"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0d48b7c"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0d581fd"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0d67da1"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style:font-size-asian="12pt" style:font-weight-asian="normal" style:font-size-complex="12pt" style:font-weight-complex="normal"/>
    </style:style>
    <style:style style:name="T50" style:family="text">
      <style:text-properties style:use-window-font-color="true" loext:opacity="0%" style:font-name="Liberation Serif" fo:font-size="12pt" fo:font-weight="normal" officeooo:rsid="00a5179c" style:font-size-asian="12pt" style:font-weight-asian="normal" style:font-size-complex="12pt" style:font-weight-complex="normal"/>
    </style:style>
    <style:style style:name="T51" style:family="text">
      <style:text-properties style:use-window-font-color="true" loext:opacity="0%" style:font-name="Liberation Serif" fo:font-size="12pt" fo:font-weight="normal" officeooo:rsid="00ad7c98" style:font-size-asian="12pt" style:font-weight-asian="normal" style:font-size-complex="12pt" style:font-weight-complex="normal"/>
    </style:style>
    <style:style style:name="T52" style:family="text">
      <style:text-properties style:use-window-font-color="true" loext:opacity="0%" style:font-name="Liberation Serif" fo:font-size="12pt" fo:font-weight="normal" officeooo:rsid="00be4f00" style:font-size-asian="12pt" style:font-weight-asian="normal" style:font-size-complex="12pt" style:font-weight-complex="normal"/>
    </style:style>
    <style:style style:name="T53" style:family="text">
      <style:text-properties style:use-window-font-color="true" loext:opacity="0%" style:font-name="Liberation Serif" fo:font-size="12pt" fo:font-weight="normal" officeooo:rsid="00c14fd0" style:font-size-asian="12pt" style:font-weight-asian="normal" style:font-size-complex="12pt" style:font-weight-complex="normal"/>
    </style:style>
    <style:style style:name="T54" style:family="text">
      <style:text-properties style:use-window-font-color="true" loext:opacity="0%" style:font-name="Liberation Serif" fo:font-size="12pt" fo:font-weight="normal" officeooo:rsid="00c168d4" style:font-size-asian="12pt" style:font-weight-asian="normal" style:font-size-complex="12pt" style:font-weight-complex="normal"/>
    </style:style>
    <style:style style:name="T55" style:family="text">
      <style:text-properties style:use-window-font-color="true" loext:opacity="0%" style:font-name="Liberation Serif" fo:font-size="12pt" fo:font-weight="normal" officeooo:rsid="00ccb80b" style:font-size-asian="12pt" style:font-weight-asian="normal" style:font-size-complex="12pt" style:font-weight-complex="normal"/>
    </style:style>
    <style:style style:name="T56" style:family="text">
      <style:text-properties style:use-window-font-color="true" loext:opacity="0%" style:font-name="Liberation Serif" fo:font-size="12pt" fo:font-weight="normal" officeooo:rsid="00cd5c06" style:font-size-asian="12pt" style:font-weight-asian="normal" style:font-size-complex="12pt" style:font-weight-complex="normal"/>
    </style:style>
    <style:style style:name="T57" style:family="text">
      <style:text-properties style:use-window-font-color="true" loext:opacity="0%" style:font-name="Liberation Serif" fo:font-size="12pt" fo:font-weight="normal" officeooo:rsid="00cf0ea8" style:font-size-asian="12pt" style:font-weight-asian="normal" style:font-size-complex="12pt" style:font-weight-complex="normal"/>
    </style:style>
    <style:style style:name="T58" style:family="text">
      <style:text-properties style:use-window-font-color="true" loext:opacity="0%" style:font-name="Liberation Serif" fo:font-size="12pt" fo:font-weight="normal" officeooo:rsid="00d103af" style:font-size-asian="12pt" style:font-weight-asian="normal" style:font-size-complex="12pt" style:font-weight-complex="normal"/>
    </style:style>
    <style:style style:name="T59" style:family="text">
      <style:text-properties style:use-window-font-color="true" loext:opacity="0%" style:font-name="Liberation Serif" fo:font-size="12pt" fo:font-weight="normal" officeooo:rsid="00d11ff9" style:font-size-asian="12pt" style:font-weight-asian="normal" style:font-size-complex="12pt" style:font-weight-complex="normal"/>
    </style:style>
    <style:style style:name="T60" style:family="text">
      <style:text-properties style:use-window-font-color="true" loext:opacity="0%" style:font-name="Liberation Serif" fo:font-size="12pt" fo:font-weight="normal" officeooo:rsid="00d263de" style:font-size-asian="12pt" style:font-weight-asian="normal" style:font-size-complex="12pt" style:font-weight-complex="normal"/>
    </style:style>
    <style:style style:name="T61" style:family="text">
      <style:text-properties style:use-window-font-color="true" loext:opacity="0%" officeooo:rsid="0081ca03"/>
    </style:style>
    <style:style style:name="T62" style:family="text">
      <style:text-properties style:use-window-font-color="true" loext:opacity="0%" officeooo:rsid="00830e6f"/>
    </style:style>
    <style:style style:name="T63" style:family="text">
      <style:text-properties style:use-window-font-color="true" loext:opacity="0%" officeooo:rsid="00832876"/>
    </style:style>
    <style:style style:name="T64" style:family="text">
      <style:text-properties style:use-window-font-color="true" loext:opacity="0%" officeooo:rsid="00850ac7"/>
    </style:style>
    <style:style style:name="T65" style:family="text">
      <style:text-properties style:use-window-font-color="true" loext:opacity="0%" officeooo:rsid="00a49606"/>
    </style:style>
    <style:style style:name="T66" style:family="text">
      <style:text-properties style:use-window-font-color="true" loext:opacity="0%" officeooo:rsid="00b41456"/>
    </style:style>
    <style:style style:name="T67" style:family="text">
      <style:text-properties style:use-window-font-color="true" loext:opacity="0%" officeooo:rsid="00b54553"/>
    </style:style>
    <style:style style:name="T68" style:family="text">
      <style:text-properties style:use-window-font-color="true" loext:opacity="0%" officeooo:rsid="00b89dc1"/>
    </style:style>
    <style:style style:name="T69" style:family="text">
      <style:text-properties style:use-window-font-color="true" loext:opacity="0%" officeooo:rsid="00bb4508"/>
    </style:style>
    <style:style style:name="T70" style:family="text">
      <style:text-properties style:use-window-font-color="true" loext:opacity="0%" officeooo:rsid="00bc8ee8"/>
    </style:style>
    <style:style style:name="T71" style:family="text">
      <style:text-properties style:use-window-font-color="true" loext:opacity="0%" officeooo:rsid="00c4365b"/>
    </style:style>
    <style:style style:name="T72" style:family="text">
      <style:text-properties style:use-window-font-color="true" loext:opacity="0%" officeooo:rsid="00ccb80b"/>
    </style:style>
    <style:style style:name="T73" style:family="text">
      <style:text-properties style:use-window-font-color="true" loext:opacity="0%" officeooo:rsid="00cd5c06"/>
    </style:style>
    <style:style style:name="T74" style:family="text">
      <style:text-properties officeooo:rsid="002c9ebf"/>
    </style:style>
    <style:style style:name="T75" style:family="text">
      <style:text-properties officeooo:rsid="00309889"/>
    </style:style>
    <style:style style:name="T76" style:family="text">
      <style:text-properties officeooo:rsid="003273c3"/>
    </style:style>
    <style:style style:name="T77" style:family="text">
      <style:text-properties officeooo:rsid="0038fb87"/>
    </style:style>
    <style:style style:name="T78" style:family="text">
      <style:text-properties officeooo:rsid="003a4cee"/>
    </style:style>
    <style:style style:name="T79" style:family="text">
      <style:text-properties officeooo:rsid="0040c2b0"/>
    </style:style>
    <style:style style:name="T80" style:family="text">
      <style:text-properties officeooo:rsid="004a8009"/>
    </style:style>
    <style:style style:name="T81" style:family="text">
      <style:text-properties officeooo:rsid="004ccd5e"/>
    </style:style>
    <style:style style:name="T82" style:family="text">
      <style:text-properties officeooo:rsid="004d3ece"/>
    </style:style>
    <style:style style:name="T83" style:family="text">
      <style:text-properties officeooo:rsid="005ede16"/>
    </style:style>
    <style:style style:name="T84" style:family="text">
      <style:text-properties fo:font-style="italic" officeooo:rsid="00a8d542" style:font-style-asian="italic" style:font-style-complex="italic"/>
    </style:style>
    <style:style style:name="T85" style:family="text">
      <style:text-properties officeooo:rsid="0063ac0f"/>
    </style:style>
    <style:style style:name="T86" style:family="text">
      <style:text-properties officeooo:rsid="0067b7bc"/>
    </style:style>
    <style:style style:name="T87" style:family="text">
      <style:text-properties officeooo:rsid="00686abf"/>
    </style:style>
    <style:style style:name="T88" style:family="text">
      <style:text-properties officeooo:rsid="0078fc96"/>
    </style:style>
    <style:style style:name="T89" style:family="text">
      <style:text-properties officeooo:rsid="00790be9"/>
    </style:style>
    <style:style style:name="T90" style:family="text">
      <style:text-properties officeooo:rsid="007d8889"/>
    </style:style>
    <style:style style:name="T91" style:family="text">
      <style:text-properties officeooo:rsid="00850ac7"/>
    </style:style>
    <style:style style:name="T92" style:family="text">
      <style:text-properties officeooo:rsid="008f5387"/>
    </style:style>
    <style:style style:name="T93" style:family="text">
      <style:text-properties officeooo:rsid="00936f01"/>
    </style:style>
    <style:style style:name="T94" style:family="text">
      <style:text-properties officeooo:rsid="00a1c7b8"/>
    </style:style>
    <style:style style:name="T95" style:family="text">
      <style:text-properties officeooo:rsid="00a49606"/>
    </style:style>
    <style:style style:name="T96" style:family="text">
      <style:text-properties officeooo:rsid="00b392c5"/>
    </style:style>
    <style:style style:name="T97" style:family="text">
      <style:text-properties officeooo:rsid="00b6dd32"/>
    </style:style>
    <style:style style:name="T98" style:family="text">
      <style:text-properties officeooo:rsid="00c936a5"/>
    </style:style>
    <style:style style:name="T99" style:family="text">
      <style:text-properties officeooo:rsid="00ca5345"/>
    </style:style>
    <style:style style:name="T100" style:family="text">
      <style:text-properties officeooo:rsid="00cf0ea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98">The </text:span><text:span text:style-name="T83">Echoes </text:span><text:span text:style-name="T98">Under</text:span> Fort Thunder</text:h>
      <text:h text:style-name="P30" text:outline-level="3" text:is-list-header="true">Setting</text:h>
      <text:p text:style-name="P1">The hawklords destroyed the <text:span text:style-name="T3">Goldleaf Dam</text:span>, sending a floo<text:span text:style-name="T74">d</text:span> that wiped out <text:span text:style-name="T2">the breadbasket of </text:span><text:span text:style-name="T3">southern Corwell</text:span>. <text:span text:style-name="T1">W</text:span>hat <text:span text:style-name="T1">were</text:span> once <text:span text:style-name="T75">f</text:span>ields of barley and rye <text:span text:style-name="T75">carefully tended by generations</text:span> are now reduced to an endless mire <text:span text:style-name="T76">all the way to the Great Sea.</text:span></text:p>
      <text:p text:style-name="P2">Fort Thunder – <text:span text:style-name="T80">an ancient fortress, </text:span><text:span text:style-name="T64">now rumored to be haunted by the knights stationed there</text:span> <text:span text:style-name="T91">long ago</text:span> – has sunk to its waist <text:span text:style-name="T82">i</text:span><text:span text:style-name="T77">n the </text:span><text:span text:style-name="T81">muddy </text:span><text:span text:style-name="T77">banks of the widened </text:span><text:span text:style-name="T4">Goldleaf River, </text:span><text:span text:style-name="T5">and will one day soon disappear completely. </text:span></text:p>
      <text:h text:style-name="P32" text:outline-level="3" text:is-list-header="true">Goal<text:span text:style-name="T78">s</text:span></text:h>
      <text:p text:style-name="P3">A <text:span text:style-name="T13">spider</text:span> the size of a house has been stealing livestock from the <text:span text:style-name="T19">local farmers</text:span>, tracks lead <text:span text:style-name="T1">into</text:span> the swamp toward Fort Thunder. Earn <text:span text:style-name="T1">1 </text:span><text:span text:style-name="T20">extra </text:span><text:span text:style-name="T1">victory point each for:</text:span></text:p>
      <text:list xml:id="list940251626" text:style-name="L1">
        <text:list-item>
          <text:p text:style-name="P48"><text:span text:style-name="T7">Kill</text:span> the <text:span text:style-name="T13">spider</text:span></text:p>
        </text:list-item>
        <text:list-item>
          <text:p text:style-name="P48"><text:span text:style-name="T6">Exterminate</text:span> <text:span text:style-name="T8">all</text:span> <text:span text:style-name="T79">potential </text:span>progeny of the <text:span text:style-name="T13">spider</text:span></text:p>
        </text:list-item>
        <text:list-item>
          <text:p text:style-name="P49">End the haunting</text:p>
        </text:list-item>
      </text:list>
      <table:table table:name="Table1" table:style-name="Table1">
        <table:table-column table:style-name="Table1.A"/>
        <table:table-row table:style-name="TableLine2552941148240">
          <table:table-cell table:style-name="Table1.A1" office:value-type="string">
            <text:h text:style-name="P35" text:outline-level="4">Movement</text:h>
            <text:list xml:id="list64415260" text:style-name="L2">
              <text:list-item>
                <text:p text:style-name="P54"><text:span text:style-name="T1">Squares </text:span><text:span text:style-name="T17">with a tree</text:span><text:span text:style-name="T1"> grant cover </text:span><text:span text:style-name="T18">(whether on the ground or in the tree).</text:span></text:p>
              </text:list-item>
              <text:list-item>
                <text:p text:style-name="P55"><text:span text:style-name="T14">Squares</text:span><text:span text:style-name="T1"> with ground and river count as difficult terrain. </text:span><text:span text:style-name="T14">Squares</text:span><text:span text:style-name="T1"> that are completely water require swimming and grant a bane to all power rolls and resistance rolls.</text:span></text:p>
              </text:list-item>
              <text:list-item>
                <text:p text:style-name="P56"><text:span text:style-name="T1">Squares with any amount of tall grass count as </text:span><text:span text:style-name="T15">difficult terrain and grant </text:span><text:span text:style-name="T1">concealment.</text:span></text:p>
              </text:list-item>
              <text:list-item>
                <text:p text:style-name="P50">Squares with web (ground or trees) count as difficult terrain.</text:p>
              </text:list-item>
            </text:list>
          </table:table-cell>
        </table:table-row>
        <table:table-row table:style-name="TableLine2552941144704">
          <table:table-cell table:style-name="Table1.A2" office:value-type="string">
            <text:h text:style-name="P36" text:outline-level="4">Height</text:h>
            <text:list xml:id="list120731337945" text:continue-numbering="true" text:style-name="L2">
              <text:list-item>
                <text:p text:style-name="P57"><text:span text:style-name="T1">The above-ground floor of the tower, its entrance, and the wooden platform are all </text:span><text:span text:style-name="T10">3 squares</text:span><text:span text:style-name="T1"> high above the ground. </text:span></text:p>
              </text:list-item>
              <text:list-item>
                <text:p text:style-name="P53"><text:span text:style-name="T9">The walls are </text:span><text:span text:style-name="T11">2 squares</text:span><text:span text:style-name="T9"> high. The stairs leading up them rise 1 square for 1 square.</text:span></text:p>
              </text:list-item>
              <text:list-item>
                <text:p text:style-name="P57"><text:span text:style-name="T21">Trees are </text:span><text:span text:style-name="T12">2 squares</text:span><text:span text:style-name="T21"> high for the purposes of climbing and jumping from.</text:span></text:p>
              </text:list-item>
              <text:list-item>
                <text:p text:style-name="P58"><text:span text:style-name="T16">The u</text:span><text:span text:style-name="T21">nderground floor of the tower is </text:span><text:span text:style-name="T12">6 squares</text:span><text:span text:style-name="T21"> beneath the above-ground floor.</text:span></text:p>
              </text:list-item>
            </text:list>
          </table:table-cell>
        </table:table-row>
        <table:table-row table:style-name="TableLine2552941146336">
          <table:table-cell table:style-name="Table1.A2" office:value-type="string">
            <text:h text:style-name="P36" text:outline-level="4">Destruction</text:h>
            <text:list xml:id="list982227185" text:style-name="L3">
              <text:list-item>
                <text:p text:style-name="P59"><text:span text:style-name="T1">Trees count as 4 squares of wood to destroy (</text:span><text:span text:style-name="T22">12 Stamina)</text:span></text:p>
              </text:list-item>
              <text:list-item>
                <text:p text:style-name="P60"><text:span text:style-name="T22">T</text:span><text:span text:style-name="T1">he floor above-ground area of the tower is only 1 square thick (6 Stamina)</text:span></text:p>
              </text:list-item>
            </text:list>
          </table:table-cell>
        </table:table-row>
      </table:table>
      <text:h text:style-name="P31" text:outline-level="3"><text:soft-page-break/>Webbed Trees</text:h>
      <text:p text:style-name="Text_20_body"><text:span text:style-name="T26">T</text:span><text:span text:style-name="T25">he </text:span><text:span text:style-name="T44">heroes</text:span><text:span text:style-name="T27"> </text:span><text:span text:style-name="T28">begin in the box marked “START” approximately 18 squares west of the southwest corner of </text:span><text:span text:style-name="T36">walls of Fort Thunder. </text:span><text:span text:style-name="T44">Heroes</text:span><text:span text:style-name="T37"> can optionally begin </text:span><text:span text:style-name="T38">already </text:span><text:span text:style-name="T37">hidden in the tall grass or </text:span><text:span text:style-name="T39">2 squares </text:span><text:span text:style-name="T40">high </text:span><text:span text:style-name="T37">up in the tree.</text:span></text:p>
      <text:list xml:id="list746887405" text:style-name="L4">
        <text:list-item>
          <text:p text:style-name="P62"><text:span text:style-name="T37">T</text:span><text:span text:style-name="T35">he goblins have not yet noticed the party’s approach.</text:span></text:p>
        </text:list-item>
        <text:list-item>
          <text:p text:style-name="P51">A large drum is visible on the wall. All enemies at the Gate and Outside (if any) are visible. Enemies in the Tower are concealed from the party from their current position.</text:p>
        </text:list-item>
        <text:list-item>
          <text:p text:style-name="P61"><text:span text:style-name="T41">Trees dot the landscape. Six trees are very different from the others. They look like </text:span><text:span text:style-name="T46">giant</text:span><text:span text:style-name="T41"> </text:span><text:span text:style-name="T45">spools of white </text:span><text:span text:style-name="T47">silk </text:span><text:span text:style-name="T48">lace</text:span><text:span text:style-name="T41">. </text:span><text:span text:style-name="T42">They are c</text:span><text:span text:style-name="T41">ompletely </text:span><text:span text:style-name="T42">wrapped</text:span><text:span text:style-name="T41"> in webbing </text:span><text:span text:style-name="T42">and appear to hold </text:span><text:span text:style-name="T43">hundreds, maybe thousands of</text:span><text:span text:style-name="T41"> what look like large masses of fist-sized orbs among the branches.</text:span></text:p>
        </text:list-item>
      </text:list>
      <text:p text:style-name="P5">While the goblins are not aware of the party, have each party member move as if already in combat, one at a time. </text:p>
      <text:list xml:id="list1119102537" text:style-name="L5">
        <text:list-item>
          <text:p text:style-name="P52">If a party member ends their turn not concealed, they must succeed a medium Presence Test or combat begins with the entire enemy force alert.</text:p>
        </text:list-item>
        <text:list-item>
          <text:p text:style-name="P52">If the party attacks <text:span text:style-name="T94">before the enemies are alert</text:span>, combat begins and the enemies are surprised.</text:p>
        </text:list-item>
        <text:list-item>
          <text:p text:style-name="P52">If the party destroys a tree (whether a webbed tree or otherwise), combat begins.</text:p>
        </text:list-item>
      </text:list>
      <text:p text:style-name="P6">When the first tree is destroyed, a warbling whistle is barely audible (the screams of the larva). Shortly after, an earthshaking shriek erupts from the tower.</text:p>
      <text:p text:style-name="P6">At the end of the <text:span text:style-name="T97">3rd</text:span> round of combat, or the round when the <text:span text:style-name="T96">last warg is killed</text:span> (whichever happens first), The Spider emerges. <text:span text:style-name="T84">Go to Encounter 2.</text:span></text:p>
      <text:h text:style-name="P37" text:outline-level="4">Recommended Tactics</text:h>
      <text:p text:style-name="P7">The wargs and rider<text:span text:style-name="T49">s</text:span> will head out toward the party. Mounted wargs can cover 28 squares in one turn (move, Sprint maneuver, Charge action, rider uses <text:span text:style-name="T49">maneuver to grant another move). After </text:span><text:span text:style-name="T51">a</text:span><text:span text:style-name="T49"> warg charges, its rider has an edge on melee attacks until the end of the turn. </text:span></text:p>
      <text:p text:style-name="P7"><text:span text:style-name="T49">The sniper and the stinker in the tower will immediately reveal themselves and climb down the tower, moving toward the walls. </text:span><text:span text:style-name="T50">All snipers are in the same squad. The stinker is the captain.</text:span></text:p>
      <table:table table:name="Table4" table:style-name="Table4">
        <table:table-column table:style-name="Table4.A"/>
        <table:table-column table:style-name="Table4.B"/>
        <table:table-column table:style-name="Table4.C"/>
        <table:table-row table:style-name="TableLine2552941148784">
          <table:table-cell table:style-name="Table4.A1" office:value-type="string">
            <text:p text:style-name="P20">Goblin War Drum (Maneuver)</text:p>
          </table:table-cell>
          <table:table-cell table:style-name="Table4.B1" office:value-type="string">
            <text:p text:style-name="P21">3 VP</text:p>
          </table:table-cell>
          <table:table-cell table:style-name="Table4.C1" office:value-type="string">
            <text:p text:style-name="P20"><text:span text:style-name="T65">While</text:span> the Drum is not destroyed (3 Stamina)</text:p>
          </table:table-cell>
        </table:table-row>
      </table:table>
      <table:table table:name="Table5" table:style-name="Table5">
        <table:table-column table:style-name="Table5.A"/>
        <table:table-row table:style-name="TableLine2552941155856">
          <table:table-cell table:style-name="Table5.A1" office:value-type="string">
            <text:p text:style-name="P19"><text:s/><text:span text:style-name="T95">1 Goblin Runner appears at the Drum (it was hiding somewhere). </text:span>All enemies can make a free strike.</text:p>
          </table:table-cell>
        </table:table-row>
      </table:table>
      <text:p text:style-name="Standard"/>
      <text:p text:style-name="Horizontal_20_Line"/>
      <text:h text:style-name="P39" text:outline-level="4">Encounter <text:span text:style-name="T23">Details</text:span></text:h>
      <text:p text:style-name="P8">This encounter is standard <text:span text:style-name="T63">difficulty</text:span> <text:span text:style-name="T90">while</text:span> the Stinker and Sniper in the tower are out of range. Once they are close enough to engage, the fight gains an extra 13 EV.</text:p>
      <table:table table:name="Table2" table:style-name="Table2">
        <table:table-column table:style-name="Table2.A"/>
        <table:table-column table:style-name="Table2.B"/>
        <table:table-column table:style-name="Table2.C"/>
        <table:table-row table:style-name="TableLine2552941143344">
          <table:table-cell table:style-name="Table2.A1" office:value-type="string">
            <text:p text:style-name="P10">Party Size</text:p>
          </table:table-cell>
          <table:table-cell table:style-name="Table2.A1" office:value-type="string">
            <text:p text:style-name="P17">Loc<text:span text:style-name="T88">ation</text:span></text:p>
          </table:table-cell>
          <table:table-cell table:style-name="Table2.C1" office:value-type="string">
            <text:p text:style-name="P15">Enem<text:span text:style-name="T85">y Forces</text:span></text:p>
          </table:table-cell>
        </table:table-row>
        <table:table-row table:style-name="TableLine2552941152320">
          <table:table-cell table:style-name="Table2.A2" office:value-type="string">
            <text:p text:style-name="P10">2</text:p>
          </table:table-cell>
          <table:table-cell table:style-name="Table2.A2" office:value-type="string">
            <text:p text:style-name="P14">Tower:</text:p>
            <text:p text:style-name="P14">Gate:</text:p>
          </table:table-cell>
          <table:table-cell table:style-name="Table2.C2" office:value-type="string">
            <text:p text:style-name="P12"><text:span text:style-name="T86">1</text:span> <text:span text:style-name="T89">Gob. </text:span>Sniper <text:span text:style-name="T92">(m)</text:span>, 1 <text:span text:style-name="T89">Gob. </text:span>Stinker <text:span text:style-name="T93">(cap)</text:span></text:p>
            <text:p text:style-name="P12"><text:span text:style-name="T86">2</text:span> <text:span text:style-name="T89">Gob. </text:span>Sniper<text:span text:style-name="T86">s </text:span><text:span text:style-name="T92">(m)</text:span>, 1 Warg + <text:span text:style-name="T89">Gob. </text:span>Assassin <text:span text:style-name="T89">(rider)</text:span></text:p>
          </table:table-cell>
        </table:table-row>
        <table:table-row table:style-name="TableLine2552941150960">
          <table:table-cell table:style-name="Table2.A2" office:value-type="string">
            <text:p text:style-name="P10">4</text:p>
          </table:table-cell>
          <table:table-cell table:style-name="Table2.A2" office:value-type="string">
            <text:p text:style-name="P14">Tower:</text:p>
            <text:p text:style-name="P14">Gate:</text:p>
            <text:p text:style-name="P14">Outside:</text:p>
          </table:table-cell>
          <table:table-cell table:style-name="Table2.C2" office:value-type="string">
            <text:p text:style-name="P12">1 <text:span text:style-name="T89">Gob. </text:span>Sniper <text:span text:style-name="T92">(m)</text:span>, 1 <text:span text:style-name="T89">Gob. </text:span>Stinker <text:span text:style-name="T93">(cap)</text:span></text:p>
            <text:p text:style-name="P12"><text:span text:style-name="T86">2</text:span> <text:span text:style-name="T89">Gob. </text:span>Sniper<text:span text:style-name="T86">s </text:span><text:span text:style-name="T92">(m)</text:span><text:span text:style-name="T87">, </text:span>1 Warg + <text:span text:style-name="T89">Gob. </text:span>Assassin <text:span text:style-name="T89">(rider)</text:span>, <text:span text:style-name="T87">1 </text:span><text:span text:style-name="T89">Gob. </text:span><text:span text:style-name="T87">Cursespitter</text:span></text:p>
            <text:p text:style-name="P12"><text:span text:style-name="T24">1 Warg + </text:span><text:span text:style-name="T29">Gob. </text:span><text:span text:style-name="T24">Assassin </text:span><text:span text:style-name="T29">(rider)</text:span></text:p>
          </table:table-cell>
        </table:table-row>
      </table:table>
      <text:p text:style-name="P23"><text:span text:style-name="T30">* </text:span><text:span text:style-name="T31">for unlisted party sizes, add </text:span><text:span text:style-name="T32">1</text:span><text:span text:style-name="T31"> Warg + </text:span><text:span text:style-name="T33">Gob. </text:span><text:span text:style-name="T31">Runner </text:span><text:span text:style-name="T33">(rider)</text:span><text:span text:style-name="T31"> per extra member </text:span><text:span text:style-name="T33">over a listed party size. </text:span><text:span text:style-name="T34">Goblin Runners added to the encounter in this way are not part of the same squad of minions.</text:span></text:p>
      <text:p text:style-name="Horizontal_20_Line"/>
      <text:h text:style-name="P33" text:outline-level="3">The Spider</text:h>
      <text:p text:style-name="P24">The shriek from earlier repeats and a monstrous spider crawls out of the top of the tower, jumping to the ground with a whole crew of goblins on its back!</text:p>
      <text:h text:style-name="P38" text:outline-level="4">Recommended Tactics</text:h>
      <text:p text:style-name="P24"><text:span text:style-name="T49">At least one goblin, ideally something other than a minion should retreat back into the tower. This points a big arrow at where the players should go next. The goblin could be one of the leftovers from the </text:span><text:span text:style-name="T52">1st</text:span><text:span text:style-name="T49"> encounter or one of the new goblins after seeing the heroes cleave through their friends.</text:span></text:p>
      <text:p text:style-name="P25"><text:span text:style-name="T49">Runners jump while using the Charge action via the spider’s Ride Launcher to move to the </text:span><text:span text:style-name="T53">heroes and attack all with just one action. The runners are part of the same squad, so they act on the same turn. If they flank a hero (and neither has a bane), you generate Villain Points! </text:span><text:span text:style-name="T54">Then you can move them all back onto the spider as part of the same turn.</text:span></text:p>
      <text:p text:style-name="P26"><text:span text:style-name="T54">W</text:span><text:span text:style-name="T49">hen the stinker or a runner dies, their blood sprays out and adjacent heroes take 1 poison damage!</text:span></text:p>
      <text:h text:style-name="P40" text:outline-level="4">Encounter <text:span text:style-name="T23">Details</text:span></text:h>
      <text:p text:style-name="P9">This encounter is <text:span text:style-name="T57">more or less</text:span><text:span text:style-name="T100"> </text:span><text:span text:style-name="T63">hard difficulty,</text:span><text:span text:style-name="T68"> depending on how many enemies from the first encounter remain on the field. </text:span><text:span text:style-name="T56">W</text:span><text:span text:style-name="T72">ith a party of 6, </text:span><text:span text:style-name="T55">the </text:span><text:span text:style-name="T60">range is</text:span><text:span text:style-name="T55"> </text:span><text:span text:style-name="T59">81</text:span><text:span text:style-name="T55"> </text:span><text:span text:style-name="T60">to </text:span><text:span text:style-name="T56">1</text:span><text:span text:style-name="T58">35</text:span><text:span text:style-name="T56"> </text:span><text:span text:style-name="T55">EV.</text:span></text:p>
      <table:table table:name="Table3" table:style-name="Table3">
        <table:table-column table:style-name="Table3.A" table:number-columns-repeated="2"/>
        <table:table-column table:style-name="Table3.C"/>
        <table:table-row table:style-name="TableLine2552941153408">
          <table:table-cell table:style-name="Table3.A1" office:value-type="string">
            <text:p text:style-name="P11">Party Size</text:p>
          </table:table-cell>
          <table:table-cell table:style-name="Table3.A1" office:value-type="string">
            <text:p text:style-name="P18">Loc<text:span text:style-name="T88">ation</text:span></text:p>
          </table:table-cell>
          <table:table-cell table:style-name="Table3.C1" office:value-type="string">
            <text:p text:style-name="P16">Enem<text:span text:style-name="T85">y Forces</text:span></text:p>
          </table:table-cell>
        </table:table-row>
        <table:table-row table:style-name="TableLine2552941156128">
          <table:table-cell table:style-name="Table3.A2" office:value-type="string">
            <text:p text:style-name="P11">2</text:p>
          </table:table-cell>
          <table:table-cell table:style-name="Table3.A2" office:value-type="string">
            <text:p text:style-name="P4">Tower:</text:p>
          </table:table-cell>
          <table:table-cell table:style-name="Table3.C2" office:value-type="string">
            <text:p text:style-name="P13"><text:span text:style-name="T86">1</text:span> <text:span text:style-name="T61">War Spider </text:span><text:span text:style-name="T62">+</text:span><text:span text:style-name="T61"> </text:span><text:span text:style-name="T66"># </text:span><text:span text:style-name="T61">Gob. Runners </text:span><text:span text:style-name="T66">(m, </text:span><text:span text:style-name="T61">riders) </text:span><text:span text:style-name="T66">s</text:span><text:span text:style-name="T67">uch that</text:span><text:span text:style-name="T66"> the total number of goblins in the encounter = 4 (minimum 2 runners)</text:span></text:p>
          </table:table-cell>
        </table:table-row>
        <table:table-row table:style-name="TableLine2552941140352">
          <table:table-cell table:style-name="Table3.A2" office:value-type="string">
            <text:p text:style-name="P22">&gt;2</text:p>
          </table:table-cell>
          <table:table-cell table:style-name="Table3.A2" office:value-type="string">
            <text:p text:style-name="P4">Tower:</text:p>
          </table:table-cell>
          <table:table-cell table:style-name="Table3.C2" office:value-type="string">
            <text:p text:style-name="P13"><text:span text:style-name="T86">1</text:span> <text:span text:style-name="T61">War Spider </text:span><text:span text:style-name="T62">+</text:span><text:span text:style-name="T61"> </text:span><text:span text:style-name="T67">1 Gob. </text:span><text:span text:style-name="T71">Stinker</text:span><text:span text:style-name="T67"> (cap, </text:span><text:span text:style-name="T69">rider</text:span><text:span text:style-name="T67">) + </text:span><text:span text:style-name="T70"># </text:span><text:span text:style-name="T61">Gob. Runners </text:span><text:span text:style-name="T66">(m, </text:span><text:span text:style-name="T61">riders) </text:span><text:span text:style-name="T66">s</text:span><text:span text:style-name="T67">uch that</text:span><text:span text:style-name="T66"> the total number of goblins in the encounter = </text:span><text:span text:style-name="T67">2 * Party Size</text:span><text:span text:style-name="T66"> (minimum 2 runners)</text:span></text:p>
          </table:table-cell>
        </table:table-row>
      </table:table>
      <text:p text:style-name="P27"/>
      <text:p text:style-name="Horizontal_20_Line"/>
      <text:h text:style-name="P34" text:outline-level="3"><text:soft-page-break/>Inside the Tower</text:h>
      <text:p text:style-name="P63">The goblins have set up camp in the ground floor of the tower. A cave-in has opened a passage to a cavern that housed the spider. The water has eroded a path deeper underground.</text:p>
      <text:h text:style-name="P41" text:outline-level="4">Encounter <text:span text:style-name="T23">Details</text:span></text:h>
      <text:p text:style-name="P64">This encounter is <text:span text:style-name="T55">easy</text:span><text:span text:style-name="T63"> difficulty</text:span><text:span text:style-name="T68">.</text:span></text:p>
      <table:table table:name="Table6" table:style-name="Table6">
        <table:table-column table:style-name="Table6.A" table:number-columns-repeated="2"/>
        <table:table-column table:style-name="Table6.C"/>
        <table:table-row table:style-name="TableLine2553054557760">
          <table:table-cell table:style-name="Table6.A1" office:value-type="string">
            <text:p text:style-name="P42">Party Size</text:p>
          </table:table-cell>
          <table:table-cell table:style-name="Table6.A1" office:value-type="string">
            <text:p text:style-name="P43">Loc<text:span text:style-name="T88">ation</text:span></text:p>
          </table:table-cell>
          <table:table-cell table:style-name="Table6.C1" office:value-type="string">
            <text:p text:style-name="P44">Enem<text:span text:style-name="T85">y Forces</text:span></text:p>
          </table:table-cell>
        </table:table-row>
        <table:table-row table:style-name="TableLine2553054555312">
          <table:table-cell table:style-name="Table6.A2" office:value-type="string">
            <text:p text:style-name="P42"/>
          </table:table-cell>
          <table:table-cell table:style-name="Table6.A2" office:value-type="string">
            <text:p text:style-name="P45"/>
          </table:table-cell>
          <table:table-cell table:style-name="Table6.C2" office:value-type="string">
            <text:p text:style-name="P46"><text:span text:style-name="T66"/></text:p>
          </table:table-cell>
        </table:table-row>
        <table:table-row table:style-name="TableLine2553054556944">
          <table:table-cell table:style-name="Table6.A2" office:value-type="string">
            <text:p text:style-name="P47"/>
          </table:table-cell>
          <table:table-cell table:style-name="Table6.A2" office:value-type="string">
            <text:p text:style-name="P45"/>
          </table:table-cell>
          <table:table-cell table:style-name="Table6.C2" office:value-type="string">
            <text:p text:style-name="P46"><text:span text:style-name="T66"/></text:p>
          </table:table-cell>
        </table:table-row>
      </table:table>
      <text:p text:style-name="P28"/>
      <text:p text:style-name="Horizontal_20_Line"/>
      <text:h text:style-name="P33" text:outline-level="3">The <text:span text:style-name="T99">Oath and the </text:span>Chained Coffin</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17T00:01:20.633000000</dc:date>
    <meta:editing-duration>PT12H8M28S</meta:editing-duration>
    <meta:editing-cycles>179</meta:editing-cycles>
    <meta:generator>LibreOffice/7.2.2.2$Windows_X86_64 LibreOffice_project/02b2acce88a210515b4a5bb2e46cbfb63fe97d56</meta:generator>
    <meta:document-statistic meta:table-count="6" meta:image-count="0" meta:object-count="0" meta:page-count="4" meta:paragraph-count="83" meta:word-count="1145" meta:character-count="6202" meta:non-whitespace-character-count="5156"/>
  </office:meta>
</office:document-meta>
</file>